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tringEnumerationHolderEx.JavaStringEnumerationHolderEx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tringEnumerationHolderEx.set_enum( StringEnumAbstractBase 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StringEnumerationHolderEx.validateLexical( String v , SchemaType sType , Valid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tringEnumerationHolderEx.getEnu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StringEnumerationHolderEx.set_text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StringEnumerationHolderEx.set_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